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BB0000007E85A9E031.eps" manifest:media-type=""/>
  <manifest:file-entry manifest:full-path="Pictures/20000001000007DB0000015B141EF235.svm" manifest:media-type=""/>
  <manifest:file-entry manifest:full-path="Pictures/2000000200000215000001280A8BFE1D.eps" manifest:media-type=""/>
  <manifest:file-entry manifest:full-path="Pictures/20000001000004930000015BBCA105C0.svm" manifest:media-type=""/>
  <manifest:file-entry manifest:full-path="Pictures/20000001000000ED000000EDF78F3513.svm" manifest:media-type=""/>
  <manifest:file-entry manifest:full-path="Pictures/2000053700004F1D00003B56DD277102.wmf" manifest:media-type=""/>
  <manifest:file-entry manifest:full-path="Pictures/2000000100000124000000D8A19DD694.svm" manifest:media-type=""/>
  <manifest:file-entry manifest:full-path="Pictures/2000000200000240000001B0FA5BD755.eps" manifest:media-type=""/>
  <manifest:file-entry manifest:full-path="Pictures/20000001000000DD00000012A856DA5C.svm" manifest:media-type=""/>
  <manifest:file-entry manifest:full-path="Pictures/20000001000003EE0000010742BB72B4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p-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=V_p \sin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{} v_D 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866cm" svg:height="1.28cm" svg:x="5.976cm" svg:y="0.995cm">
          <draw:image xlink:href="Pictures/20000002000000BB0000007E85A9E031.eps" xlink:type="simple" xlink:show="embed" xlink:actuate="onLoad">
            <text:p/>
          </draw:image>
        </draw:frame>
        <draw:frame draw:style-name="gr1" draw:text-style-name="P1" xml:id="id2" draw:id="id2" draw:layer="layout" svg:width="5.72cm" svg:height="2.852cm" svg:x="0.282cm" svg:y="0.607cm">
          <draw:image xlink:href="Pictures/2000053700004F1D00003B56DD277102.wmf" xlink:type="simple" xlink:show="embed" xlink:actuate="onLoad">
            <text:p/>
          </draw:image>
          <draw:glue-point draw:id="4" svg:x="-3.099cm" svg:y="-4.232cm"/>
          <draw:glue-point draw:id="5" svg:x="-0.685cm" svg:y="-3.373cm"/>
          <draw:glue-point draw:id="6" svg:x="-2.874cm" svg:y="-3.506cm"/>
          <draw:glue-point draw:id="7" svg:x="-0.935cm" svg:y="-2.51cm"/>
          <draw:glue-point draw:id="8" svg:x="-0.732cm" svg:y="0.564cm"/>
        </draw:frame>
        <draw:connector draw:style-name="gr2" draw:text-style-name="P2" draw:layer="layout" draw:type="curve" draw:line-skew="1.973cm 0.86cm" svg:x1="1.95cm" svg:y1="0.761cm" svg:x2="1.499cm" svg:y2="1.034cm" draw:start-shape="id1" draw:start-glue-point="3" draw:end-shape="id2" draw:end-glue-point="6" svg:d="m1950 761c-292 0-243 103-283 147s-168 26-168 126">
          <text:p/>
        </draw:connector>
        <draw:connector draw:style-name="gr2" draw:text-style-name="P2" draw:layer="layout" draw:type="curve" draw:line-skew="-1.965cm 3.045cm 1.276cm" svg:x1="2.724cm" svg:y1="2.193cm" svg:x2="2.608cm" svg:y2="1.318cm" draw:start-shape="id2" draw:start-glue-point="8" draw:end-shape="id2" draw:end-glue-point="7" svg:d="m2724 2193c0-298 103-199 103-504s-219-274-219-371">
          <text:p/>
        </draw:connector>
        <draw:line draw:style-name="gr3" draw:text-style-name="P2" draw:layer="layout" svg:x1="3.886cm" svg:y1="0.814cm" svg:x2="4.841cm" svg:y2="0.814cm">
          <text:p/>
        </draw:line>
        <draw:line draw:style-name="gr3" draw:text-style-name="P2" draw:layer="layout" svg:x1="3.886cm" svg:y1="1.059cm" svg:x2="4.841cm" svg:y2="1.059cm">
          <text:p/>
        </draw:line>
        <draw:line draw:style-name="gr2" draw:text-style-name="P2" draw:layer="layout" svg:x1="4.709cm" svg:y1="0.673cm" svg:x2="4.709cm" svg:y2="0.841cm">
          <text:p/>
        </draw:line>
        <draw:line draw:style-name="gr2" draw:text-style-name="P2" xml:id="id4" draw:id="id4" draw:layer="layout" svg:x1="4.695cm" svg:y1="1.234cm" svg:x2="4.695cm" svg:y2="1.08cm">
          <text:p/>
        </draw:line>
        <draw:connector draw:style-name="gr4" draw:text-style-name="P2" draw:layer="layout" draw:type="curve" svg:x1="5.344cm" svg:y1="2.528cm" svg:x2="4.695cm" svg:y2="1.234cm" draw:start-shape="id3" draw:start-glue-point="3" draw:end-shape="id4" draw:end-glue-point="2" svg:d="m5344 2528c-433 0-649-431-649-1294">
          <text:p/>
        </draw:connector>
        <draw:line draw:style-name="gr4" draw:text-style-name="P1" draw:layer="layout" svg:x1="4.71cm" svg:y1="0.676cm" svg:x2="4.71cm" svg:y2="0.487cm">
          <text:p/>
        </draw:line>
        <draw:frame draw:style-name="gr5" draw:text-style-name="P1" xml:id="id1" draw:id="id1" draw:layer="layout" svg:width="0.299cm" svg:height="0.258cm" svg:x="1.95cm" svg:y="0.632cm">
          <draw:image xlink:href="Pictures/20000001000000FA000000D8AB97C17A.svm" xlink:type="simple" xlink:show="embed" xlink:actuate="onLoad">
            <text:p/>
          </draw:image>
        </draw:frame>
        <draw:frame draw:style-name="gr6" draw:text-style-name="P1" draw:layer="layout" svg:width="0.349cm" svg:height="0.258cm" svg:x="2.617cm" svg:y="2.232cm">
          <draw:image xlink:href="Pictures/2000000100000124000000D8A19DD694.svm" xlink:type="simple" xlink:show="embed" xlink:actuate="onLoad">
            <text:p/>
          </draw:image>
        </draw:frame>
        <draw:frame draw:style-name="gr7" draw:text-style-name="P1" xml:id="id3" draw:id="id3" draw:layer="layout" svg:width="1.404cm" svg:height="0.415cm" svg:x="5.344cm" svg:y="2.321cm">
          <draw:image xlink:href="Pictures/20000001000004930000015BBCA105C0.svm" xlink:type="simple" xlink:show="embed" xlink:actuate="onLoad">
            <text:p/>
          </draw:image>
        </draw:frame>
        <draw:frame draw:style-name="gr8" draw:text-style-name="P1" draw:layer="layout" svg:width="2.412cm" svg:height="0.415cm" svg:x="5.44cm" svg:y="3.005cm">
          <draw:image xlink:href="Pictures/20000001000007DB0000015B141EF235.svm" xlink:type="simple" xlink:show="embed" xlink:actuate="onLoad">
            <text:p/>
          </draw:image>
        </draw:frame>
        <draw:frame draw:style-name="gr5" draw:text-style-name="P1" draw:layer="layout" svg:width="0.299cm" svg:height="0.258cm" svg:x="5.654cm" svg:y="1.458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1.206cm" svg:height="0.314cm" svg:x="6.403cm" svg:y="0.6cm">
          <draw:image xlink:href="Pictures/20000001000003EE0000010742BB72B4.svm" xlink:type="simple" xlink:show="embed" xlink:actuate="onLoad">
            <text:p/>
          </draw:image>
        </draw:frame>
        <draw:frame draw:style-name="gr6" draw:text-style-name="P1" draw:layer="layout" svg:width="0.349cm" svg:height="0.258cm" svg:x="7.909cm" svg:y="1.445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283cm" svg:height="0.283cm" svg:x="7.944cm" svg:y="1.046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7.942cm" svg:y="1.965cm">
          <draw:image xlink:href="Pictures/20000001000000DD00000012A856DA5C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264cm" svg:height="4.687cm" svg:x="0.317cm" svg:y="0.324cm">
          <draw:image xlink:href="Pictures/2000000200000215000001280A8BFE1D.eps" xlink:type="simple" xlink:show="embed" xlink:actuate="onLoad">
            <text:p/>
          </draw:image>
        </draw:frame>
        <draw:frame draw:style-name="gr1" draw:text-style-name="P1" draw:layer="layout" svg:width="5.022cm" svg:height="4.428cm" svg:x="0.332cm" svg:y="0.324cm">
          <draw:image xlink:href="Pictures/2000000200000240000001B0FA5BD755.eps" xlink:type="simple" xlink:show="embed" xlink:actuate="onLoad">
            <text:p/>
          </draw:image>
        </draw:frame>
        <draw:frame draw:style-name="gr12" draw:layer="layout" svg:width="0.408cm" svg:height="0.355cm" svg:x="7.863cm" svg:y="1.4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0.424cm" svg:height="0.356cm" svg:x="5.441cm" svg:y="1.38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0.468cm" svg:height="0.47cm" svg:x="7.853cm" svg:y="0.9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0.538cm" svg:height="0.47cm" svg:x="7.779cm" svg:y="1.72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0.408cm" svg:height="0.355cm" svg:x="0.491cm" svg:y="2.97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44:48</dc:date>
    <dc:creator>kkk </dc:creator>
    <meta:editing-duration>PT22M55S</meta:editing-duration>
    <meta:editing-cycles>4</meta:editing-cycles>
    <meta:generator>LibreOffice/3.3$Linux LibreOffice_project/330m19$Build-401</meta:generator>
    <meta:document-statistic meta:object-count="27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